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2.4965in"/>
    </style:style>
    <style:style style:name="co22" style:family="table-column">
      <style:table-column-properties fo:break-before="auto" style:column-width="2.6043in"/>
    </style:style>
    <style:style style:name="co23" style:family="table-column">
      <style:table-column-properties fo:break-before="auto" style:column-width="4.8311in"/>
    </style:style>
    <style:style style:name="co24" style:family="table-column">
      <style:table-column-properties fo:break-before="auto" style:column-width="2.55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2.4638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2.0445in"/>
    </style:style>
    <style:style style:name="co12" style:family="table-column">
      <style:table-column-properties fo:break-before="auto" style:column-width="4.7028in"/>
    </style:style>
    <style:style style:name="co17" style:family="table-column">
      <style:table-column-properties fo:break-before="auto" style:column-width="1.4744in"/>
    </style:style>
    <style:style style:name="co18" style:family="table-column">
      <style:table-column-properties fo:break-before="auto" style:column-width="1.3126in"/>
    </style:style>
    <style:style style:name="co19" style:family="table-column">
      <style:table-column-properties fo:break-before="auto" style:column-width="3.7445in"/>
    </style:style>
    <style:style style:name="co20" style:family="table-column">
      <style:table-column-properties fo:break-before="auto" style:column-width="1.4957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2.3673in"/>
    </style:style>
    <style:style style:name="co27" style:family="table-column">
      <style:table-column-properties fo:break-before="auto" style:column-width="5.9189in"/>
    </style:style>
    <style:style style:name="co28" style:family="table-column">
      <style:table-column-properties fo:break-before="auto" style:column-width="2.389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/>
  </office:automatic-styles>
  <office:body>
    <office:spreadsheet>
      <table:table table:name="餐品与餐品分类管理" table:style-name="ta1" table:print="false">
        <table:table-column table:style-name="co1" table:default-cell-style-name="Default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品分类</text:p>
          </table:table-cell>
          <table:table-cell office:value-type="string">
            <text:p>addFoodCategory</text:p>
          </table:table-cell>
          <table:table-cell office:value-type="string">
            <text:p>food/manager/add-food-category/{food-category-name}</text:p>
          </table:table-cell>
          <table:table-cell office:value-type="string">
            <text:p>addFoodCategory</text:p>
          </table:table-cell>
        </table:table-row>
        <table:table-row table:style-name="ro1">
          <table:table-cell/>
          <table:table-cell office:value-type="string">
            <text:p>获取餐品分类</text:p>
          </table:table-cell>
          <table:table-cell office:value-type="string">
            <text:p>getFoodCategory</text:p>
          </table:table-cell>
          <table:table-cell office:value-type="string">
            <text:p>food/customer/get-food-category/{food-category-id}</text:p>
          </table:table-cell>
          <table:table-cell office:value-type="string">
            <text:p>getFoodCategory</text:p>
          </table:table-cell>
        </table:table-row>
        <table:table-row table:style-name="ro1">
          <table:table-cell/>
          <table:table-cell office:value-type="string">
            <text:p>更新餐品分类</text:p>
          </table:table-cell>
          <table:table-cell office:value-type="string">
            <text:p>updateFoodCategory</text:p>
          </table:table-cell>
          <table:table-cell office:value-type="string">
            <text:p>food/manager/update-food-category/{food-category-id}/{food-category-name}</text:p>
          </table:table-cell>
          <table:table-cell office:value-type="string">
            <text:p>updateFoodCategory</text:p>
          </table:table-cell>
        </table:table-row>
        <table:table-row table:style-name="ro1">
          <table:table-cell/>
          <table:table-cell office:value-type="string">
            <text:p>删除餐品分类</text:p>
          </table:table-cell>
          <table:table-cell office:value-type="string">
            <text:p>removeFoodCategory</text:p>
          </table:table-cell>
          <table:table-cell office:value-type="string">
            <text:p>food/manager/remove-food-category/{food-category-id}</text:p>
          </table:table-cell>
          <table:table-cell office:value-type="string">
            <text:p>removeFoodCategory</text:p>
          </table:table-cell>
        </table:table-row>
        <table:table-row table:style-name="ro1">
          <table:table-cell/>
          <table:table-cell office:value-type="string">
            <text:p>获取所有产品分类</text:p>
          </table:table-cell>
          <table:table-cell office:value-type="string">
            <text:p>getAllFoodCategories</text:p>
          </table:table-cell>
          <table:table-cell office:value-type="string">
            <text:p>food/customer/get-all-food-categories</text:p>
          </table:table-cell>
          <table:table-cell office:value-type="string">
            <text:p>getAllFoodCategories</text:p>
          </table:table-cell>
        </table:table-row>
        <table:table-row table:style-name="ro1">
          <table:table-cell/>
          <table:table-cell office:value-type="string">
            <text:p>添加餐品信息</text:p>
          </table:table-cell>
          <table:table-cell office:value-type="string">
            <text:p>addFoodInformation</text:p>
          </table:table-cell>
          <table:table-cell office:value-type="string">
            <text:p>food/manager/add-food-information (HTTP POST)</text:p>
          </table:table-cell>
          <table:table-cell office:value-type="string">
            <text:p>addFoodInformation</text:p>
          </table:table-cell>
        </table:table-row>
        <table:table-row table:style-name="ro1">
          <table:table-cell/>
          <table:table-cell office:value-type="string">
            <text:p>获取餐品信息</text:p>
          </table:table-cell>
          <table:table-cell office:value-type="string">
            <text:p>getFoodInformation</text:p>
          </table:table-cell>
          <table:table-cell office:value-type="string">
            <text:p>food/operator/get-food-information/{food-id}</text:p>
          </table:table-cell>
          <table:table-cell office:value-type="string">
            <text:p>getFoodInformation</text:p>
          </table:table-cell>
        </table:table-row>
        <table:table-row table:style-name="ro1">
          <table:table-cell/>
          <table:table-cell office:value-type="string">
            <text:p>获取可用的餐品信息</text:p>
          </table:table-cell>
          <table:table-cell office:value-type="string">
            <text:p>getAvailableFoodInformation</text:p>
          </table:table-cell>
          <table:table-cell table:style-name="ce3" office:value-type="string">
            <text:p>food/customer/get-available-food-information/{food-id}</text:p>
          </table:table-cell>
          <table:table-cell table:style-name="ce3" office:value-type="string">
            <text:p><text:span text:style-name="T1">getAvailableFoodInformation</text:span></text:p>
          </table:table-cell>
        </table:table-row>
        <table:table-row table:style-name="ro1">
          <table:table-cell/>
          <table:table-cell office:value-type="string">
            <text:p>获取餐品分类下的所有餐品</text:p>
          </table:table-cell>
          <table:table-cell office:value-type="string">
            <text:p>getFoodListFromFoodCategory</text:p>
          </table:table-cell>
          <table:table-cell office:value-type="string">
            <text:p>food/operator/get-food-list-from-food-category/{food-category-id}</text:p>
          </table:table-cell>
          <table:table-cell office:value-type="string">
            <text:p>getFoodListFromFoodCategory</text:p>
          </table:table-cell>
        </table:table-row>
        <table:table-row table:style-name="ro1">
          <table:table-cell/>
          <table:table-cell office:value-type="string">
            <text:p>获取餐品分类下的所有可用的餐品信息</text:p>
          </table:table-cell>
          <table:table-cell office:value-type="string">
            <text:p>getAvailableFoodListFromFoodCategory</text:p>
          </table:table-cell>
          <table:table-cell office:value-type="string">
            <text:p>food/customer/get-available-food-list-from-food-category/{food-category-id}</text:p>
          </table:table-cell>
          <table:table-cell table:style-name="ce3" office:value-type="string">
            <text:p><text:span text:style-name="T1">getAvailableFoodListFromFoodCategory</text:span></text:p>
          </table:table-cell>
        </table:table-row>
        <table:table-row table:style-name="ro1">
          <table:table-cell/>
          <table:table-cell office:value-type="string">
            <text:p>删除餐品信息</text:p>
          </table:table-cell>
          <table:table-cell office:value-type="string">
            <text:p>removeFoodInformation</text:p>
          </table:table-cell>
          <table:table-cell office:value-type="string">
            <text:p>food/manager/remove-food-information/{food-id}</text:p>
          </table:table-cell>
          <table:table-cell office:value-type="string">
            <text:p>removeFoodInformation</text:p>
          </table:table-cell>
        </table:table-row>
        <table:table-row table:style-name="ro1">
          <table:table-cell/>
          <table:table-cell office:value-type="string">
            <text:p>更新餐品信息</text:p>
          </table:table-cell>
          <table:table-cell office:value-type="string">
            <text:p>updateFood</text:p>
          </table:table-cell>
          <table:table-cell office:value-type="string">
            <text:p>food/manager/update-food-information (HTTP POST)</text:p>
          </table:table-cell>
          <table:table-cell office:value-type="string">
            <text:p>updateFood</text:p>
          </table:table-cell>
        </table:table-row>
        <table:table-row table:style-name="ro1">
          <table:table-cell/>
          <table:table-cell office:value-type="string">
            <text:p>按照名称搜索餐品信息</text:p>
          </table:table-cell>
          <table:table-cell office:value-type="string">
            <text:p>searchFoodByName</text:p>
          </table:table-cell>
          <table:table-cell office:value-type="string">
            <text:p>food/operator/search-food-by-name/{name}</text:p>
          </table:table-cell>
          <table:table-cell office:value-type="string">
            <text:p>searchFoodByName</text:p>
          </table:table-cell>
        </table:table-row>
        <table:table-row table:style-name="ro1">
          <table:table-cell/>
          <table:table-cell office:value-type="string">
            <text:p>按照名称搜索可用的餐品信息</text:p>
          </table:table-cell>
          <table:table-cell office:value-type="string">
            <text:p>searchAvailableFoodByName</text:p>
          </table:table-cell>
          <table:table-cell office:value-type="string">
            <text:p>food/customer/search-available-food-by-name/{name}</text:p>
          </table:table-cell>
          <table:table-cell office:value-type="string">
            <text:p>searchAvailableFoodByName</text:p>
          </table:table-cell>
        </table:table-row>
        <table:table-row table:style-name="ro1">
          <table:table-cell/>
          <table:table-cell office:value-type="string">
            <text:p>按照代号搜索餐品信息</text:p>
          </table:table-cell>
          <table:table-cell office:value-type="string">
            <text:p>searchFoodByCode</text:p>
          </table:table-cell>
          <table:table-cell office:value-type="string">
            <text:p>food/operator/search-food-by-code/{code}</text:p>
          </table:table-cell>
          <table:table-cell office:value-type="string">
            <text:p>searchFoodByCode</text:p>
          </table:table-cell>
        </table:table-row>
        <table:table-row table:style-name="ro1">
          <table:table-cell/>
          <table:table-cell office:value-type="string">
            <text:p>按照代号搜索可用的餐品信息</text:p>
          </table:table-cell>
          <table:table-cell office:value-type="string">
            <text:p>searchAvailableFoodByCode</text:p>
          </table:table-cell>
          <table:table-cell office:value-type="string">
            <text:p>food/customer/search-available-food-by-code/{code}</text:p>
          </table:table-cell>
          <table:table-cell table:style-name="ce3" office:value-type="string">
            <text:p><text:span text:style-name="T1">searchAvailableFoodByCode</text:span></text:p>
          </table:table-cell>
        </table:table-row>
        <table:table-row table:style-name="ro1">
          <table:table-cell/>
          <table:table-cell office:value-type="string">
            <text:p>按照标签搜索餐品信息</text:p>
          </table:table-cell>
          <table:table-cell office:value-type="string">
            <text:p>search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标签搜索可用的餐品信息</text:p>
          </table:table-cell>
          <table:table-cell office:value-type="string">
            <text:p>searchAvailable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关键词搜索餐品信息</text:p>
          </table:table-cell>
          <table:table-cell office:value-type="string">
            <text:p>searchFoodByKeyword</text:p>
          </table:table-cell>
          <table:table-cell office:value-type="string">
            <text:p>food/operator/search-food-by-keyword/{keyword}</text:p>
          </table:table-cell>
          <table:table-cell office:value-type="string">
            <text:p>searchFoodByKeyword</text:p>
          </table:table-cell>
        </table:table-row>
        <table:table-row table:style-name="ro1">
          <table:table-cell/>
          <table:table-cell office:value-type="string">
            <text:p>按照关键词搜索可用的餐品信息</text:p>
          </table:table-cell>
          <table:table-cell office:value-type="string">
            <text:p>searchAvailableFoodByKeyword</text:p>
          </table:table-cell>
          <table:table-cell office:value-type="string">
            <text:p>food/customer/search-available-food-by-keyword/{keyword}</text:p>
          </table:table-cell>
          <table:table-cell office:value-type="string">
            <text:p>searchAvailableFoodByKeyword</text:p>
          </table:table-cell>
        </table:table-row>
      </table:table>
      <table:table table:name="餐桌管理" table:style-name="ta1" table:print="false"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桌/销售点</text:p>
          </table:table-cell>
          <table:table-cell office:value-type="string">
            <text:p>addSalePlace</text:p>
          </table:table-cell>
          <table:table-cell office:value-type="string">
            <text:p>manager/add-sale-place (HTTP POST)</text:p>
          </table:table-cell>
          <table:table-cell office:value-type="string">
            <text:p>addSalePlace</text:p>
          </table:table-cell>
        </table:table-row>
        <table:table-row table:style-name="ro1">
          <table:table-cell/>
          <table:table-cell office:value-type="string">
            <text:p>更新餐桌/销售点</text:p>
          </table:table-cell>
          <table:table-cell office:value-type="string">
            <text:p>updateSalePlace</text:p>
          </table:table-cell>
          <table:table-cell office:value-type="string">
            <text:p>manager/update-sale-place (HTTP POST)</text:p>
          </table:table-cell>
          <table:table-cell office:value-type="string">
            <text:p>updateSalePlace</text:p>
          </table:table-cell>
        </table:table-row>
        <table:table-row table:style-name="ro1">
          <table:table-cell/>
          <table:table-cell office:value-type="string">
            <text:p>删除餐桌/销售点</text:p>
          </table:table-cell>
          <table:table-cell office:value-type="string">
            <text:p>removeSalePlace</text:p>
          </table:table-cell>
          <table:table-cell office:value-type="string">
            <text:p>manager/remove-sale-place/{sale-place-id}</text:p>
          </table:table-cell>
          <table:table-cell office:value-type="string">
            <text:p>removeSalePlace</text:p>
          </table:table-cell>
        </table:table-row>
        <table:table-row table:style-name="ro1">
          <table:table-cell/>
          <table:table-cell office:value-type="string">
            <text:p>获取所有餐桌/销售点</text:p>
          </table:table-cell>
          <table:table-cell office:value-type="string">
            <text:p>getAllSalePlaces</text:p>
          </table:table-cell>
          <table:table-cell office:value-type="string">
            <text:p>operator/sale-place/list-all</text:p>
          </table:table-cell>
          <table:table-cell office:value-type="string">
            <text:p>getAllSalePlaces</text:p>
          </table:table-cell>
        </table:table-row>
        <table:table-row table:style-name="ro1">
          <table:table-cell/>
          <table:table-cell office:value-type="string">
            <text:p>获取餐桌/销售点信息</text:p>
          </table:table-cell>
          <table:table-cell office:value-type="string">
            <text:p>getSalePlace</text:p>
          </table:table-cell>
          <table:table-cell office:value-type="string">
            <text:p>customer/get-sale-place/{sale-place-id}</text:p>
          </table:table-cell>
          <table:table-cell office:value-type="string">
            <text:p>getSalePlace</text:p>
          </table:table-cell>
        </table:table-row>
      </table:table>
      <table:table table:name="操作员管理" table:style-name="ta1" table:print="false">
        <table:table-column table:style-name="co1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操作员</text:p>
          </table:table-cell>
          <table:table-cell office:value-type="string">
            <text:p>addOperator</text:p>
          </table:table-cell>
          <table:table-cell office:value-type="string">
            <text:p>operatorManagement/admin/add-operator (HTTP POST)</text:p>
          </table:table-cell>
          <table:table-cell office:value-type="string">
            <text:p>addOperator</text:p>
          </table:table-cell>
        </table:table-row>
        <table:table-row table:style-name="ro1">
          <table:table-cell/>
          <table:table-cell office:value-type="string">
            <text:p>更新操作员信息</text:p>
          </table:table-cell>
          <table:table-cell office:value-type="string">
            <text:p>updateOperatorInformation</text:p>
          </table:table-cell>
          <table:table-cell office:value-type="string">
            <text:p>operatorManagement/admin/update-operator-information (HTTP POST)</text:p>
          </table:table-cell>
          <table:table-cell office:value-type="string">
            <text:p>updateOperatorInformation</text:p>
          </table:table-cell>
        </table:table-row>
        <table:table-row table:style-name="ro1">
          <table:table-cell/>
          <table:table-cell office:value-type="string">
            <text:p>删除操作员信息</text:p>
          </table:table-cell>
          <table:table-cell office:value-type="string">
            <text:p>removeOperatorInformation</text:p>
          </table:table-cell>
          <table:table-cell office:value-type="string">
            <text:p>operatorManagement/admin/remove-operator-information/{operator-id}</text:p>
          </table:table-cell>
          <table:table-cell office:value-type="string">
            <text:p>removeOperatorInformation</text:p>
          </table:table-cell>
        </table:table-row>
        <table:table-row table:style-name="ro1">
          <table:table-cell/>
          <table:table-cell office:value-type="string">
            <text:p>获取操作员信息</text:p>
          </table:table-cell>
          <table:table-cell office:value-type="string">
            <text:p>getOperatorInformation</text:p>
          </table:table-cell>
          <table:table-cell office:value-type="string">
            <text:p>operatorManagement/admin/get-operator-information/{operator-id}</text:p>
          </table:table-cell>
          <table:table-cell office:value-type="string">
            <text:p>getOperatorInformation</text:p>
          </table:table-cell>
        </table:table-row>
        <table:table-row table:style-name="ro1">
          <table:table-cell/>
          <table:table-cell office:value-type="string">
            <text:p>获取所有操作员信息</text:p>
          </table:table-cell>
          <table:table-cell office:value-type="string">
            <text:p>getAllOperatorInformation</text:p>
          </table:table-cell>
          <table:table-cell office:value-type="string">
            <text:p>operatorManagement/admin/get-all-operator-information</text:p>
          </table:table-cell>
          <table:table-cell office:value-type="string">
            <text:p>getAllOperatorInformation</text:p>
          </table:table-cell>
        </table:table-row>
      </table:table>
      <table:table table:name="账单操作" table:style-name="ta1" table:print="false">
        <table:table-column table:style-name="co1" table:default-cell-style-name="Default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新建账单</text:p>
          </table:table-cell>
          <table:table-cell office:value-type="string">
            <text:p>makeBill</text:p>
          </table:table-cell>
          <table:table-cell office:value-type="string">
            <text:p>bill/operator/make-bill-for-sale-place/{sale-place-id}</text:p>
          </table:table-cell>
          <table:table-cell office:value-type="string">
            <text:p>makeBill</text:p>
          </table:table-cell>
        </table:table-row>
        <table:table-row table:style-name="ro1">
          <table:table-cell/>
          <table:table-cell office:value-type="string">
            <text:p>删除账单</text:p>
          </table:table-cell>
          <table:table-cell office:value-type="string">
            <text:p>removeBill</text:p>
          </table:table-cell>
          <table:table-cell office:value-type="string">
            <text:p>bill/manager/remove-bill/{bill-id}</text:p>
          </table:table-cell>
          <table:table-cell office:value-type="string">
            <text:p>removeBill</text:p>
          </table:table-cell>
        </table:table-row>
        <table:table-row table:style-name="ro1">
          <table:table-cell/>
          <table:table-cell office:value-type="string">
            <text:p>填写账单附注</text:p>
          </table:table-cell>
          <table:table-cell office:value-type="string">
            <text:p>setCommentToBill</text:p>
          </table:table-cell>
          <table:table-cell office:value-type="string">
            <text:p>bill/operator/set-comment-to-bill/{bill-id}?comment={comment}</text:p>
          </table:table-cell>
          <table:table-cell office:value-type="string">
            <text:p>setCommentToBill</text:p>
          </table:table-cell>
        </table:table-row>
        <table:table-row table:style-name="ro1">
          <table:table-cell/>
          <table:table-cell office:value-type="string">
            <text:p>填写账单中的销售价格</text:p>
          </table:table-cell>
          <table:table-cell office:value-type="string">
            <text:p>setSellingPriceToBill</text:p>
          </table:table-cell>
          <table:table-cell office:value-type="string">
            <text:p>bill/operator/set-selling-price-to-bill/{bill-id}/{selling-price}</text:p>
          </table:table-cell>
          <table:table-cell office:value-type="string">
            <text:p>setSellingPriceToBill</text:p>
          </table:table-cell>
        </table:table-row>
        <table:table-row table:style-name="ro1">
          <table:table-cell/>
          <table:table-cell office:value-type="string">
            <text:p>将账单标记为“已发送”</text:p>
          </table:table-cell>
          <table:table-cell office:value-type="string">
            <text:p>markBillAsSent</text:p>
          </table:table-cell>
          <table:table-cell office:value-type="string">
            <text:p>bill/operator/mark-bill-as-sent/{bill-id}</text:p>
          </table:table-cell>
          <table:table-cell office:value-type="string">
            <text:p>markBillAsSent</text:p>
          </table:table-cell>
        </table:table-row>
        <table:table-row table:style-name="ro1">
          <table:table-cell/>
          <table:table-cell office:value-type="string">
            <text:p>取消账单</text:p>
          </table:table-cell>
          <table:table-cell office:value-type="string">
            <text:p>cancelBill</text:p>
          </table:table-cell>
          <table:table-cell office:value-type="string">
            <text:p>bill/operator/cancel-bill/{bill-id}</text:p>
          </table:table-cell>
          <table:table-cell office:value-type="string">
            <text:p>cancelBill</text:p>
          </table:table-cell>
        </table:table-row>
        <table:table-row table:style-name="ro1">
          <table:table-cell/>
          <table:table-cell office:value-type="string">
            <text:p>向账单中添加餐品</text:p>
          </table:table-cell>
          <table:table-cell office:value-type="string">
            <text:p>addItemToBill</text:p>
          </table:table-cell>
          <table:table-cell office:value-type="string">
            <text:p>bill/customer/add-item-to-bill/{bill-id}/{food-id}?item-count={item-count}&amp;comment={comment}</text:p>
          </table:table-cell>
          <table:table-cell office:value-type="string">
            <text:p>addItemToBill</text:p>
          </table:table-cell>
        </table:table-row>
        <table:table-row table:style-name="ro1">
          <table:table-cell/>
          <table:table-cell office:value-type="string">
            <text:p>从账单中删除餐品</text:p>
          </table:table-cell>
          <table:table-cell office:value-type="string">
            <text:p>removeItemFromBill</text:p>
          </table:table-cell>
          <table:table-cell office:value-type="string">
            <text:p>bill/manager/remove-item-from-bill/{bill-item-id}</text:p>
          </table:table-cell>
          <table:table-cell office:value-type="string">
            <text:p>removeItemFromBill</text:p>
          </table:table-cell>
        </table:table-row>
        <table:table-row table:style-name="ro1">
          <table:table-cell/>
          <table:table-cell office:value-type="string">
            <text:p>从账单中撤销餐品</text:p>
          </table:table-cell>
          <table:table-cell office:value-type="string">
            <text:p>cancelItemFromBill</text:p>
          </table:table-cell>
          <table:table-cell office:value-type="string">
            <text:p>bill/customer/cancel-item-from-bill/{bill-item-id}</text:p>
          </table:table-cell>
          <table:table-cell office:value-type="string">
            <text:p>cancelItemFromBill</text:p>
          </table:table-cell>
        </table:table-row>
        <table:table-row table:style-name="ro1">
          <table:table-cell/>
          <table:table-cell office:value-type="string">
            <text:p>将账单条目标记为“已完成”</text:p>
          </table:table-cell>
          <table:table-cell office:value-type="string">
            <text:p>markBillItemComplete</text:p>
          </table:table-cell>
          <table:table-cell office:value-type="string">
            <text:p>bill/kitchen/mark-bill-item-complete/{bill-item-id}</text:p>
          </table:table-cell>
          <table:table-cell office:value-type="string">
            <text:p>markBillItemComplete</text:p>
          </table:table-cell>
        </table:table-row>
        <table:table-row table:style-name="ro1">
          <table:table-cell/>
          <table:table-cell office:value-type="string">
            <text:p>将账单条目标记为“处理中”</text:p>
          </table:table-cell>
          <table:table-cell office:value-type="string">
            <text:p>markBillItemProcessing</text:p>
          </table:table-cell>
          <table:table-cell office:value-type="string">
            <text:p>bill/kitchen/mark-bill-item-processing/{bill-item-id}</text:p>
          </table:table-cell>
          <table:table-cell office:value-type="string">
            <text:p>markBillItemProcessing</text:p>
          </table:table-cell>
        </table:table-row>
        <table:table-row table:style-name="ro1">
          <table:table-cell/>
          <table:table-cell office:value-type="string">
            <text:p>将账单条目标记为“退菜”</text:p>
          </table:table-cell>
          <table:table-cell office:value-type="string">
            <text:p>markBillItemReturned</text:p>
          </table:table-cell>
          <table:table-cell office:value-type="string">
            <text:p>bill/kitchen/mark-bill-item-returned/{bill-item-id}</text:p>
          </table:table-cell>
          <table:table-cell office:value-type="string">
            <text:p>markBillItemReturned</text:p>
          </table:table-cell>
        </table:table-row>
        <table:table-row table:style-name="ro1">
          <table:table-cell/>
          <table:table-cell office:value-type="string">
            <text:p>修改账单条目附注</text:p>
          </table:table-cell>
          <table:table-cell office:value-type="string">
            <text:p>setCommentToBillItem</text:p>
          </table:table-cell>
          <table:table-cell office:value-type="string">
            <text:p>bill/customer/set-comment-to-bill-item/{bill-item-id}?comment={comment}</text:p>
          </table:table-cell>
          <table:table-cell office:value-type="string">
            <text:p>setCommentToBillItem</text:p>
          </table:table-cell>
        </table:table-row>
        <table:table-row table:style-name="ro1">
          <table:table-cell/>
          <table:table-cell office:value-type="string">
            <text:p>获取账单中的所有条目</text:p>
          </table:table-cell>
          <table:table-cell office:value-type="string">
            <text:p>getAllBillItemFromBill</text:p>
          </table:table-cell>
          <table:table-cell office:value-type="string">
            <text:p>bill/customer/get-all-bill-items-from-bill/{bill-id}</text:p>
          </table:table-cell>
          <table:table-cell office:value-type="string">
            <text:p>getAllBillItemsFromBill</text:p>
          </table:table-cell>
        </table:table-row>
        <table:table-row table:style-name="ro1">
          <table:table-cell/>
          <table:table-cell office:value-type="string">
            <text:p>催菜</text:p>
          </table:table-cell>
          <table:table-cell office:value-type="string">
            <text:p>hastenFoodInBill</text:p>
          </table:table-cell>
          <table:table-cell office:value-type="string">
            <text:p>bill/operator/hasten-food-in-bill/{bill-item-id}</text:p>
          </table:table-cell>
          <table:table-cell office:value-type="string">
            <text:p>hastenFoodInBill</text:p>
          </table:table-cell>
        </table:table-row>
        <table:table-row table:style-name="ro1">
          <table:table-cell/>
          <table:table-cell office:value-type="string">
            <text:p>结帐</text:p>
          </table:table-cell>
          <table:table-cell office:value-type="string">
            <text:p>checkoutBill</text:p>
          </table:table-cell>
          <table:table-cell office:value-type="string">
            <text:p>bill/operator/checkout-bill/{bill-id}</text:p>
          </table:table-cell>
          <table:table-cell office:value-type="string">
            <text:p>checkoutBill</text:p>
          </table:table-cell>
        </table:table-row>
        <table:table-row table:style-name="ro1">
          <table:table-cell/>
          <table:table-cell office:value-type="string">
            <text:p>获取账单信息</text:p>
          </table:table-cell>
          <table:table-cell office:value-type="string">
            <text:p>getBillInformation</text:p>
          </table:table-cell>
          <table:table-cell office:value-type="string">
            <text:p>bill/customer/get-bill/{bill-id}</text:p>
          </table:table-cell>
          <table:table-cell office:value-type="string">
            <text:p>getBill</text:p>
          </table:table-cell>
        </table:table-row>
        <table:table-row table:style-name="ro1">
          <table:table-cell/>
          <table:table-cell office:value-type="string">
            <text:p>获取账单条目信息</text:p>
          </table:table-cell>
          <table:table-cell office:value-type="string">
            <text:p>getBillItemInformation</text:p>
          </table:table-cell>
          <table:table-cell office:value-type="string">
            <text:p>bill/customer/get-bill-item/{bill-item-id}</text:p>
          </table:table-cell>
          <table:table-cell office:value-type="string">
            <text:p>getBillItemInformation</text:p>
          </table:table-cell>
        </table:table-row>
        <table:table-row table:style-name="ro1">
          <table:table-cell/>
          <table:table-cell office:value-type="string">
            <text:p>从账单条目中获取账单信息</text:p>
          </table:table-cell>
          <table:table-cell office:value-type="string">
            <text:p>getBillInformation</text:p>
          </table:table-cell>
          <table:table-cell office:value-type="string">
            <text:p>bill/customer/get-bill-information-from-bill-item/{bill-item-id}</text:p>
          </table:table-cell>
          <table:table-cell office:value-type="string">
            <text:p>getBillInformationFromBillItem</text:p>
          </table:table-cell>
        </table:table-row>
        <table:table-row table:style-name="ro1">
          <table:table-cell/>
          <table:table-cell office:value-type="string">
            <text:p>获取餐桌/销售点当前对应的账单</text:p>
          </table:table-cell>
          <table:table-cell office:value-type="string">
            <text:p>getCurrentBillFromSalePlace</text:p>
          </table:table-cell>
          <table:table-cell office:value-type="string">
            <text:p>bill/customer/get-current-bill-from-sale-place/{sale-place-id}</text:p>
          </table:table-cell>
          <table:table-cell office:value-type="string">
            <text:p>getCurrentBillFromSalePlace</text:p>
          </table:table-cell>
        </table:table-row>
        <table:table-row table:style-name="ro1">
          <table:table-cell/>
          <table:table-cell office:value-type="string">
            <text:p>获取餐桌/销售点当前对应的账单数量</text:p>
          </table:table-cell>
          <table:table-cell office:value-type="string">
            <text:p>getCurrentBillCountFromSalePlace</text:p>
          </table:table-cell>
          <table:table-cell office:value-type="string">
            <text:p>bill/customer/get-current-bill-count-from-sale-place/{sale-place-id}</text:p>
          </table:table-cell>
          <table:table-cell office:value-type="string">
            <text:p>getCurrentBillCountFromSalePlace</text:p>
          </table:table-cell>
        </table:table-row>
        <table:table-row table:style-name="ro1">
          <table:table-cell/>
          <table:table-cell office:value-type="string">
            <text:p>计算账单应付价格</text:p>
          </table:table-cell>
          <table:table-cell office:value-type="string">
            <text:p>calculateBillPrice</text:p>
          </table:table-cell>
          <table:table-cell office:value-type="string">
            <text:p>bill/customer/calculate-bill-price/{bill-id}</text:p>
          </table:table-cell>
          <table:table-cell office:value-type="string">
            <text:p>calculateBillPrice</text:p>
          </table:table-cell>
        </table:table-row>
        <table:table-row table:style-name="ro1">
          <table:table-cell/>
          <table:table-cell office:value-type="string">
            <text:p>将账单应付价格写入账单</text:p>
          </table:table-cell>
          <table:table-cell office:value-type="string">
            <text:p>writeBillPrice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计算账单条目的催菜次数</text:p>
          </table:table-cell>
          <table:table-cell office:value-type="string">
            <text:p>calculateBillItemHastenCount</text:p>
          </table:table-cell>
          <table:table-cell office:value-type="string">
            <text:p>bill/operator/calculate-bill-item-hasten-count/{bill-item-id}</text:p>
          </table:table-cell>
          <table:table-cell office:value-type="string">
            <text:p>calculateBillItemHastenCount</text:p>
          </table:table-cell>
        </table:table-row>
        <table:table-row table:style-name="ro1">
          <table:table-cell/>
          <table:table-cell office:value-type="string">
            <text:p>将催菜次数写入账单条目</text:p>
          </table:table-cell>
          <table:table-cell office:value-type="string">
            <text:p>writeBillItemHastenCount</text:p>
          </table:table-cell>
          <table:table-cell table:number-columns-repeated="2" office:value-type="string">
            <text:p>-</text:p>
          </table:table-cell>
        </table:table-row>
      </table:table>
      <table:table table:name="系统信息" table:style-name="ta1" table:print="false">
        <table:table-column table:style-name="co1" table:default-cell-style-name="Default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获取协议版本</text:p>
          </table:table-cell>
          <table:table-cell/>
          <table:table-cell office:value-type="string">
            <text:p>system/get-protocol-version</text:p>
          </table:table-cell>
          <table:table-cell office:value-type="string">
            <text:p>getProtocolVersion</text:p>
          </table:table-cell>
        </table:table-row>
        <table:table-row table:style-name="ro1">
          <table:table-cell/>
          <table:table-cell office:value-type="string">
            <text:p>测试顾客登陆</text:p>
          </table:table-cell>
          <table:table-cell/>
          <table:table-cell office:value-type="string">
            <text:p>system/customer/test-login-customer</text:p>
          </table:table-cell>
          <table:table-cell office:value-type="string">
            <text:p>testLoginCustomer</text:p>
          </table:table-cell>
        </table:table-row>
        <table:table-row table:style-name="ro1">
          <table:table-cell/>
          <table:table-cell office:value-type="string">
            <text:p>测试操作员登陆</text:p>
          </table:table-cell>
          <table:table-cell/>
          <table:table-cell office:value-type="string">
            <text:p>system/operator/test-login-operator</text:p>
          </table:table-cell>
          <table:table-cell office:value-type="string">
            <text:p>testLoginOperator</text:p>
          </table:table-cell>
        </table:table-row>
        <table:table-row table:style-name="ro1">
          <table:table-cell/>
          <table:table-cell office:value-type="string">
            <text:p>测试後厨人员登陆</text:p>
          </table:table-cell>
          <table:table-cell/>
          <table:table-cell office:value-type="string">
            <text:p>system/kitchen/test-login-kitchen</text:p>
          </table:table-cell>
          <table:table-cell office:value-type="string">
            <text:p>testLoginKitchen</text:p>
          </table:table-cell>
        </table:table-row>
        <table:table-row table:style-name="ro1">
          <table:table-cell/>
          <table:table-cell office:value-type="string">
            <text:p>测试文员登陆</text:p>
          </table:table-cell>
          <table:table-cell/>
          <table:table-cell office:value-type="string">
            <text:p>system/clerk/test-login-clerk</text:p>
          </table:table-cell>
          <table:table-cell office:value-type="string">
            <text:p>testLoginClerk</text:p>
          </table:table-cell>
        </table:table-row>
        <table:table-row table:style-name="ro1">
          <table:table-cell/>
          <table:table-cell office:value-type="string">
            <text:p>测试管理人员登陆</text:p>
          </table:table-cell>
          <table:table-cell/>
          <table:table-cell office:value-type="string">
            <text:p>system/manager/test-login-manager</text:p>
          </table:table-cell>
          <table:table-cell office:value-type="string">
            <text:p>testLoginManag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11/01/2010</text:date>, <text:time>20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10:33:02</meta:creation-date>
    <meta:generator>OpenOffice.org/3.2$Linux OpenOffice.org_project/320m19$Build-9505</meta:generator>
    <dc:date>2010-11-01T20:06:48</dc:date>
    <meta:editing-duration>PT09H52M03S</meta:editing-duration>
    <meta:editing-cycles>265</meta:editing-cycles>
    <meta:document-statistic meta:table-count="5" meta:cell-count="258" meta:object-count="0"/>
  </office:meta>
</office:document-meta>
</file>